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3.7417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5" table:default-cell-style-name="ce3"/>
        <table:table-column table:style-name="co13" table:number-columns-repeated="45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45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3])" office:value-type="float" office:value="9" calcext:value-type="float">
            <text:p>9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3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3])" office:value-type="float" office:value="4" calcext:value-type="float">
            <text:p>4</text:p>
          </table:table-cell>
          <table:table-cell table:style-name="Default" table:number-columns-repeated="45"/>
        </table:table-row>
        <table:table-row table:style-name="ro1">
          <table:table-cell table:style-name="Default" office:value-type="string" calcext:value-type="string">
            <text:p>a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zocndg</text:p>
          </table:table-cell>
          <table:table-cell table:style-name="Default" office:value-type="string" calcext:value-type="string">
            <text:p>pbwbocnd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4])" office:value-type="float" office:value="13" calcext:value-type="float">
            <text:p>13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4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4])" office:value-type="float" office:value="9" calcext:value-type="float">
            <text:p>9</text:p>
          </table:table-cell>
          <table:table-cell table:style-name="Default" table:number-columns-repeated="45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z: (-0.310963847222222,0.74,0.53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5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5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5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6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6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z: (-0.310963847222222,0.74,0.53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7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8])" office:value-type="float" office:value="10" calcext:value-type="float">
            <text:p>10</text:p>
          </table:table-cell>
          <table:table-cell office:value-type="float" office:value="0.605" calcext:value-type="float">
            <text:p>0.605</text:p>
          </table:table-cell>
          <table:table-cell table:formula="of:=LEN([.D8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9])" office:value-type="float" office:value="13" calcext:value-type="float">
            <text:p>13</text:p>
          </table:table-cell>
          <table:table-cell office:value-type="float" office:value="0.723" calcext:value-type="float">
            <text:p>0.723</text:p>
          </table:table-cell>
          <table:table-cell table:formula="of:=LEN([.D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9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40</text:p>
          </table:table-cell>
          <table:table-cell table:number-columns-repeated="2"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0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10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10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43</text:p>
          </table:table-cell>
          <table:table-cell table:number-columns-repeated="2"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z: (-0.310963847222222,0.74,0.53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1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1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1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12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D12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12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13])" office:value-type="float" office:value="15" calcext:value-type="float">
            <text:p>15</text:p>
          </table:table-cell>
          <table:table-cell office:value-type="float" office:value="0.723" calcext:value-type="float">
            <text:p>0.723</text:p>
          </table:table-cell>
          <table:table-cell table:formula="of:=LEN([.D13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13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14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14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14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z: (-0.310963847222222,0.74,0.53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15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15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15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zqxhzndz</text:p>
          </table:table-cell>
          <table:table-cell office:value-type="string" calcext:value-type="string">
            <text:p>wpobcgbaqxhbnd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;z: (-0.310963847222222,0.74,0.53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C16])" office:value-type="float" office:value="17" calcext:value-type="float">
            <text:p>17</text:p>
          </table:table-cell>
          <table:table-cell office:value-type="float" office:value="0.869" calcext:value-type="float">
            <text:p>0.869</text:p>
          </table:table-cell>
          <table:table-cell table:formula="of:=LEN([.D16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D16])" office:value-type="float" office:value="14" calcext:value-type="float">
            <text:p>1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z</text:p>
          </table:table-cell>
          <table:table-cell office:value-type="string" calcext:value-type="string">
            <text:p>cwpbo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z: (-0.310963847222222,0.74,0.53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1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zc</text:p>
          </table:table-cell>
          <table:table-cell office:value-type="string" calcext:value-type="string">
            <text:p>pwboa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18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18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8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C19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19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2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20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20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1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2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21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22])" office:value-type="float" office:value="13" calcext:value-type="float">
            <text:p>13</text:p>
          </table:table-cell>
          <table:table-cell office:value-type="float" office:value="0.824" calcext:value-type="float">
            <text:p>0.824</text:p>
          </table:table-cell>
          <table:table-cell table:formula="of:=LEN([.D22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D22])"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23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2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23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24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D2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4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2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zcwgtz</text:p>
          </table:table-cell>
          <table:table-cell office:value-type="string" calcext:value-type="string">
            <text:p>pabcwgtb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z: (-0.310963847222222,0.74,0.53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25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25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5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z: (-0.310963847222222,0.74,0.53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26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6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7])"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formula="of:=LEN([.D27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2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2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28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29])" office:value-type="float" office:value="10" calcext:value-type="float">
            <text:p>10</text:p>
          </table:table-cell>
          <table:table-cell office:value-type="float" office:value="0.723" calcext:value-type="float">
            <text:p>0.723</text:p>
          </table:table-cell>
          <table:table-cell table:formula="of:=LEN([.D2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9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0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30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0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1])"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table:formula="of:=LEN([.D31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31])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37</text:p>
          </table:table-cell>
          <table:table-cell table:number-columns-repeated="2"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32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32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33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33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3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4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3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34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5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z: (-0.310963847222222,0.74,0.53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3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3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6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64</text:p>
          </table:table-cell>
          <table:table-cell table:number-columns-repeated="2"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z: (-0.310963847222222,0.74,0.53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3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37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8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3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38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z: (-0.310963847222222,0.74,0.53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39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39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39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77</text:p>
          </table:table-cell>
          <table:table-cell table:number-columns-repeated="2"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40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D40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0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41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4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41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42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4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4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43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z: (-0.310963847222222,0.74,0.53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4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44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45])"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table:formula="of:=LEN([.D45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45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15</text:p>
          </table:table-cell>
          <table:table-cell table:number-columns-repeated="2"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z: (-0.310963847222222,0.74,0.53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46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46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D46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47])"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formula="of:=LEN([.D47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47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48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48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48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49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49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49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C50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D50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50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z: (-0.310963847222222,0.74,0.53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51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52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5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53])" office:value-type="float" office:value="11" calcext:value-type="float">
            <text:p>11</text:p>
          </table:table-cell>
          <table:table-cell office:value-type="float" office:value="0.666" calcext:value-type="float">
            <text:p>0.666</text:p>
          </table:table-cell>
          <table:table-cell table:formula="of:=LEN([.D5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53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54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54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55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55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55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z</text:p>
          </table:table-cell>
          <table:table-cell office:value-type="string" calcext:value-type="string">
            <text:p>pwboc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5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56])" office:value-type="float" office:value="6" calcext:value-type="float">
            <text:p>6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8:39:35.388625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08:41:32.661373774</dc:date>
    <meta:editing-duration>P7DT3H1M23S</meta:editing-duration>
    <meta:editing-cycles>57</meta:editing-cycles>
    <meta:generator>LibreOffice/6.4.6.2$Linux_X86_64 LibreOffice_project/40$Build-2</meta:generator>
    <meta:document-statistic meta:table-count="1" meta:cell-count="1064" meta:object-count="0"/>
  </office:meta>
</office:document-meta>
</file>